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Builder.buildCondition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flowBuilder.buildWorkflow( String name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flowBuilder.buildTransition(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orkflowBuilder.buildAssign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flowBuilder.isInitialStateElem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Builder.buildWorkflow( String name ,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orkflowBuilder.buildSta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Builder.buildVariabl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Builder.buildEv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Builder.WorkflowBuild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